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8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number-columns-repeated="3"/>
          <table:table-cell table:style-name="ce1" office:value-type="string">
            <text:p>Name</text:p>
          </table:table-cell>
          <table:table-cell table:style-name="ce1" office:value-type="string">
            <text:p>Role(s)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Miya">Miya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Balmond">Balmond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Saber">Saber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Alice">Alice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| 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Nana">Nan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Tigreal">Tigreal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Alucard">Alucard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Karina">Karina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kai">Akai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Franco">Franco</text:a> </text:p>
          </table:table-cell>
          <table:table-cell office:value-type="string">
            <text:p><text:a xlink:href="https://static.wikia.nocookie.net/mobile-legends/images/f/ff/Support_Icon.png/revision/latest?cb=20211208014906"> </text:a> <text:a xlink:href="https://mobile-legends.fandom.com/wiki/Support">Support</text:a> | 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Bane">Bane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Bruno">Bruno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Clint">Clint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Rafaela">Rafaela</text:a> </text:p>
          </table:table-cell>
          <table:table-cell office:value-type="string">
            <text:p>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Eudora">Eudor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Zilong">Zilong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| 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Fanny">Fanny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Layla">Layla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Minotaur">Minotaur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| 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Lolita">Lolita</text:a> </text:p>
          </table:table-cell>
          <table:table-cell office:value-type="string">
            <text:p><text:a xlink:href="https://static.wikia.nocookie.net/mobile-legends/images/f/ff/Support_Icon.png/revision/latest?cb=20211208014906"> </text:a> <text:a xlink:href="https://mobile-legends.fandom.com/wiki/Support">Support</text:a> | 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Hayabusa">Hayabusa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Freya">Freya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Gord">Gord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Natalia">Natalia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Kagura">Kagur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| 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Chou">Chou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Sun">Sun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lpha">Alpha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Ruby">Ruby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Shin">Shin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| 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Moskov">Moskov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Johnson">Johnson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| 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Cyclops">Cyclops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Estes">Estes</text:a> </text:p>
          </table:table-cell>
          <table:table-cell office:value-type="string">
            <text:p>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Hilda">Hilda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urora">Auror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Lapu-Lapu">Lapu-Lapu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Vexana">Vexan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Roger">Roger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Karrie">Karrie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Gatotkaca">Gatotkaca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| 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Harley">Harley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| 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Irithel">Irithel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Grock">Grock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rgus">Argus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Odette">Odette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Lancelot">Lancelot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Diggie">Diggie</text:a> </text:p>
          </table:table-cell>
          <table:table-cell office:value-type="string">
            <text:p><text:a xlink:href="https://static.wikia.nocookie.net/mobile-legends/images/f/ff/Support_Icon.png/revision/latest?cb=20211208014906"> </text:a> <text:a xlink:href="https://mobile-legends.fandom.com/wiki/Support">Support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Hylos">Hylos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| 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Zhask">Zhask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Helcurt">Helcurt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Pharsa">Phars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Lesley">Lesley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| 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ilee">Ailee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ngela">Angela</text:a> </text:p>
          </table:table-cell>
          <table:table-cell office:value-type="string">
            <text:p>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Gusion">Gusion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Valir">Valir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Martis">Martis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Uranus">Uranus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Hanabi">Hanabi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Chang%27e">Chang'e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| 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Kaja">Kaja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Selena">Selena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ldous">Aldous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Claude">Claude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Vale">Vale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Leomord">Leomord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Lunox">Lunox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Hanzo">Hanzo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Belerick">Belerick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Kimmy">Kimmy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Thamuz">Thamuz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Harith">Harith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| 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Minsitthar">Minsitthar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Kadita">Kadit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| 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Faramis">Faramis</text:a> </text:p>
          </table:table-cell>
          <table:table-cell office:value-type="string">
            <text:p><text:a xlink:href="https://static.wikia.nocookie.net/mobile-legends/images/f/ff/Support_Icon.png/revision/latest?cb=20211208014906"> </text:a> <text:a xlink:href="https://mobile-legends.fandom.com/wiki/Support">Support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Badang">Badang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Khufra">Khufra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Granger">Granger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Guinevere">Guinevere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Esmeralda">Esmeralda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Terizla">Terizla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X.Borg">X.Borg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Ling">Ling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Dyrroth">Dyrroth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Lylia">Lyli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Baxia">Baxia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Masha">Masha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Wanwan">Wanwan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Silvanna">Silvanna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Carmilla">Carmilla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Cecilion">Cecilion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tlas">Atlas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Popol">Popol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Yu_Zhong">Yu Zhong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Luo_Yi">Luo Yi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| 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Benedetta">Benedetta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| 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Khaleed">Khaleed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Barats">Barats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| 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Brody">Brody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Yve">Yve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Mathilda">Mathilda</text:a> </text:p>
          </table:table-cell>
          <table:table-cell office:value-type="string">
            <text:p><text:a xlink:href="https://static.wikia.nocookie.net/mobile-legends/images/f/ff/Support_Icon.png/revision/latest?cb=20211208014906"> </text:a> <text:a xlink:href="https://mobile-legends.fandom.com/wiki/Support">Support</text:a> | 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Paquito">Paquito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Gloo">Gloo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Beatrix">Beatrix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| 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Phoveus">Phoveus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Natan">Natan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ulus">Aulus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Aamon">Aamon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Floryn">Floryn</text:a> </text:p>
          </table:table-cell>
          <table:table-cell office:value-type="string">
            <text:p>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Valentina">Valentin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Edith">Edith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| 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Yin">Yin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Melissa">Melissa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Xavier">Xavier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| <text:a xlink:href="https://static.wikia.nocookie.net/mobile-legends/images/f/ff/Support_Icon.png/revision/latest?cb=20211208014906"> </text:a> <text:a xlink:href="https://mobile-legends.fandom.com/wiki/Support">Support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Julian">Julian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| 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3">
          <table:table-cell table:number-columns-repeated="3"/>
          <table:table-cell office:value-type="string">
            <text:p><text:a xlink:href="https://mobile-legends.fandom.com/wiki/Fredrinn">Fredrinn</text:a> </text:p>
          </table:table-cell>
          <table:table-cell office:value-type="string">
            <text:p><text:a xlink:href="https://static.wikia.nocookie.net/mobile-legends/images/f/f0/Tank_Icon.png/revision/latest?cb=20211208014916"> </text:a> <text:a xlink:href="https://mobile-legends.fandom.com/wiki/Tank">Tank</text:a> | 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Joy">Joy</text:a> </text:p>
          </table:table-cell>
          <table:table-cell office:value-type="string">
            <text:p><text:a xlink:href="https://static.wikia.nocookie.net/mobile-legends/images/3/3f/Assassin_Icon.png/revision/latest?cb=20211208014814"> </text:a> <text:a xlink:href="https://mobile-legends.fandom.com/wiki/Assassin">Assassin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Novaria">Novaria</text:a> </text:p>
          </table:table-cell>
          <table:table-cell office:value-type="string">
            <text:p><text:a xlink:href="https://static.wikia.nocookie.net/mobile-legends/images/5/53/Mage_Icon.png/revision/latest?cb=20211208014842"> </text:a> <text:a xlink:href="https://mobile-legends.fandom.com/wiki/Mage">Mage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Arlott">Arlott</text:a> </text:p>
          </table:table-cell>
          <table:table-cell office:value-type="string">
            <text:p><text:a xlink:href="https://static.wikia.nocookie.net/mobile-legends/images/1/1a/Fighter_Icon.png/revision/latest?cb=20211208015030"> </text:a> <text:a xlink:href="https://mobile-legends.fandom.com/wiki/Fighter">Fighter</text:a> </text:p>
          </table:table-cell>
        </table:table-row>
        <table:table-row table:style-name="ro2">
          <table:table-cell table:number-columns-repeated="3"/>
          <table:table-cell office:value-type="string">
            <text:p><text:a xlink:href="https://mobile-legends.fandom.com/wiki/Ixia">Ixia</text:a> </text:p>
          </table:table-cell>
          <table:table-cell office:value-type="string">
            <text:p><text:a xlink:href="https://static.wikia.nocookie.net/mobile-legends/images/1/10/Marksman_Icon.png/revision/latest?cb=20211208014858"> </text:a> <text:a xlink:href="https://mobile-legends.fandom.com/wiki/Marksman">Marksman</text:a>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23/05/2023</text:date>, <text:time>00:27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info FCEIA</meta:initial-creator>
    <meta:creation-date>2023-05-22T23:48:41.31</meta:creation-date>
    <dc:date>2023-05-23T00:27:08.78</dc:date>
    <dc:creator>Labinfo FCEIA</dc:creator>
    <meta:editing-duration>PT3M3S</meta:editing-duration>
    <meta:editing-cycles>1</meta:editing-cycles>
    <meta:document-statistic meta:table-count="3" meta:cell-count="244" meta:object-count="0"/>
    <meta:generator>OpenOffice/4.1.3$Win32 OpenOffice.org_project/413m1$Build-9783</meta:generator>
  </office:meta>
</office:document-meta>
</file>